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4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fo:text-shadow="none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text-shadow="none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34cm" svg:height="0.296cm" svg:x="4.425cm" svg:y="1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34cm" svg:height="0.297cm" svg:x="4.425cm" svg:y="3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34cm" svg:height="0.297cm" svg:x="4.425cm" svg:y="2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34cm" svg:height="0.296cm" svg:x="4.425cm" svg:y="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34cm" svg:height="0.296cm" svg:x="4.425cm" svg:y="5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34cm" svg:height="0.297cm" svg:x="4.425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34cm" svg:height="0.297cm" svg:x="5.948cm" svg:y="6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339cm" svg:height="0.297cm" svg:x="2.764cm" svg:y="6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338cm" svg:height="0.296cm" svg:x="10.735cm" svg:y="7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339cm" svg:height="0.296cm" svg:x="4.773cm" svg:y="7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95cm" svg:y1="2.054cm" svg:x2="4.595cm" svg:y2="2.588cm" draw:start-shape="id1" draw:start-glue-point="8" draw:end-shape="id2" draw:end-glue-point="4" svg:d="m4595 2054v534">
          <text:p/>
        </draw:connector>
        <draw:connector draw:style-name="gr2" draw:text-style-name="P1" draw:layer="layout" draw:type="line" svg:x1="4.595cm" svg:y1="2.885cm" svg:x2="4.595cm" svg:y2="3.418cm" draw:start-shape="id2" draw:start-glue-point="8" draw:end-shape="id3" draw:end-glue-point="4" svg:d="m4595 2885v533">
          <text:p/>
        </draw:connector>
        <draw:connector draw:style-name="gr2" draw:text-style-name="P1" draw:layer="layout" draw:type="line" svg:x1="4.595cm" svg:y1="3.715cm" svg:x2="4.595cm" svg:y2="4.249cm" draw:start-shape="id3" draw:start-glue-point="8" draw:end-shape="id4" draw:end-glue-point="4" svg:d="m4595 3715v534">
          <text:p/>
        </draw:connector>
        <draw:connector draw:style-name="gr2" draw:text-style-name="P1" draw:layer="layout" draw:type="line" svg:x1="4.595cm" svg:y1="4.545cm" svg:x2="4.595cm" svg:y2="5.019cm" draw:start-shape="id4" draw:start-glue-point="8" draw:end-shape="id5" draw:end-glue-point="4" svg:d="m4595 4545v474">
          <text:p/>
        </draw:connector>
        <draw:connector draw:style-name="gr2" draw:text-style-name="P1" draw:layer="layout" draw:type="line" svg:x1="4.595cm" svg:y1="5.315cm" svg:x2="4.595cm" svg:y2="5.849cm" draw:start-shape="id5" draw:start-glue-point="8" draw:end-shape="id6" draw:end-glue-point="4" svg:d="m4595 5315v534">
          <text:p/>
        </draw:connector>
        <draw:connector draw:style-name="gr2" draw:text-style-name="P1" draw:layer="layout" draw:type="line" svg:x1="4.595cm" svg:y1="6.146cm" svg:x2="2.933cm" svg:y2="6.782cm" draw:end-shape="id7" draw:end-glue-point="4" svg:d="m4595 6146-1662 636">
          <text:p/>
        </draw:connector>
        <draw:connector draw:style-name="gr2" draw:text-style-name="P1" draw:layer="layout" draw:type="line" svg:x1="4.595cm" svg:y1="6.146cm" svg:x2="6.118cm" svg:y2="6.782cm" draw:end-shape="id8" draw:end-glue-point="4" svg:d="m4595 6146 1523 636">
          <text:p/>
        </draw:connector>
        <draw:connector draw:style-name="gr2" draw:text-style-name="P1" draw:layer="layout" draw:type="line" svg:x1="6.118cm" svg:y1="7.079cm" svg:x2="4.942cm" svg:y2="7.569cm" draw:start-shape="id8" draw:start-glue-point="8" draw:end-shape="id9" draw:end-glue-point="4" svg:d="m6118 7079-1176 490">
          <text:p/>
        </draw:connector>
        <draw:connector draw:style-name="gr2" draw:text-style-name="P1" draw:layer="layout" draw:type="line" svg:x1="6.118cm" svg:y1="7.079cm" svg:x2="10.904cm" svg:y2="7.569cm" draw:start-shape="id8" draw:start-glue-point="8" draw:end-shape="id10" draw:end-glue-point="4" svg:d="m6118 7079 4786 490">
          <text:p/>
        </draw:connector>
        <draw:custom-shape draw:style-name="gr1" draw:text-style-name="P1" draw:id="id11" draw:layer="layout" svg:width="0.34cm" svg:height="0.296cm" svg:x="5.382cm" svg:y="8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34cm" svg:height="0.297cm" svg:x="5.382cm" svg:y="14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04cm" svg:y1="7.865cm" svg:x2="5.552cm" svg:y2="8.547cm" draw:start-shape="id10" draw:start-glue-point="8" draw:end-shape="id11" draw:end-glue-point="4" svg:d="m10904 7865-5352 682">
          <text:p/>
        </draw:connector>
        <draw:connector draw:style-name="gr2" draw:text-style-name="P1" draw:layer="layout" draw:type="line" svg:x1="5.552cm" svg:y1="8.843cm" svg:x2="5.552cm" svg:y2="14.617cm" draw:start-shape="id11" draw:start-glue-point="8" draw:end-shape="id12" draw:end-glue-point="4" svg:d="m5552 8843v5774">
          <text:p/>
        </draw:connector>
        <draw:custom-shape draw:style-name="gr1" draw:text-style-name="P1" draw:id="id13" draw:layer="layout" svg:width="0.339cm" svg:height="0.297cm" svg:x="7.331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2cm" svg:y1="14.914cm" svg:x2="7.5cm" svg:y2="16.006cm" draw:start-shape="id12" draw:start-glue-point="8" draw:end-shape="id13" draw:end-glue-point="4" svg:d="m5552 14914 1948 1092">
          <text:p/>
        </draw:connector>
        <draw:custom-shape draw:style-name="gr1" draw:text-style-name="P1" draw:id="id14" draw:layer="layout" svg:width="0.338cm" svg:height="0.296cm" svg:x="13.661cm" svg:y="8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339cm" svg:height="0.297cm" svg:x="14.654cm" svg:y="9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0.339cm" svg:height="0.297cm" svg:x="9.297cm" svg:y="9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338cm" svg:height="0.297cm" svg:x="9.283cm" svg:y="10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0.338cm" svg:height="0.296cm" svg:x="9.404cm" svg:y="11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0.34cm" svg:height="0.297cm" svg:x="7.497cm" svg:y="11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338cm" svg:height="0.296cm" svg:x="8.02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04cm" svg:y1="7.865cm" svg:x2="13.83cm" svg:y2="8.458cm" draw:start-shape="id10" draw:start-glue-point="8" draw:end-shape="id14" draw:end-glue-point="4" svg:d="m10904 7865 2926 593">
          <text:p/>
        </draw:connector>
        <draw:connector draw:style-name="gr2" draw:text-style-name="P1" draw:layer="layout" draw:type="line" svg:x1="13.83cm" svg:y1="8.754cm" svg:x2="14.823cm" svg:y2="9.228cm" draw:start-shape="id14" draw:start-glue-point="8" draw:end-shape="id15" draw:end-glue-point="4" svg:d="m13830 8754 993 474">
          <text:p/>
        </draw:connector>
        <draw:connector draw:style-name="gr2" draw:text-style-name="P1" draw:layer="layout" draw:type="line" svg:x1="13.83cm" svg:y1="8.754cm" svg:x2="9.466cm" svg:y2="9.228cm" draw:start-shape="id14" draw:start-glue-point="8" draw:end-shape="id16" draw:end-glue-point="4" svg:d="m13830 8754-4364 474">
          <text:p/>
        </draw:connector>
        <draw:connector draw:style-name="gr2" draw:text-style-name="P1" draw:layer="layout" draw:type="line" svg:x1="9.466cm" svg:y1="9.525cm" svg:x2="9.452cm" svg:y2="10.22cm" draw:start-shape="id16" draw:start-glue-point="8" draw:end-shape="id17" draw:end-glue-point="4" svg:d="m9466 9525-14 695">
          <text:p/>
        </draw:connector>
        <draw:connector draw:style-name="gr2" draw:text-style-name="P1" draw:layer="layout" draw:type="line" svg:x1="9.452cm" svg:y1="10.517cm" svg:x2="9.573cm" svg:y2="11.422cm" draw:start-shape="id17" draw:start-glue-point="8" draw:end-shape="id18" draw:end-glue-point="4" svg:d="m9452 10517 121 905">
          <text:p/>
        </draw:connector>
        <draw:connector draw:style-name="gr2" draw:text-style-name="P1" draw:layer="layout" draw:type="line" svg:x1="9.452cm" svg:y1="10.517cm" svg:x2="7.667cm" svg:y2="11.365cm" draw:start-shape="id17" draw:start-glue-point="8" draw:end-shape="id19" draw:end-glue-point="4" svg:d="m9452 10517-1785 848">
          <text:p/>
        </draw:connector>
        <draw:connector draw:style-name="gr2" draw:text-style-name="P1" draw:layer="layout" draw:type="line" svg:x1="7.667cm" svg:y1="11.662cm" svg:x2="8.189cm" svg:y2="12.491cm" draw:start-shape="id19" draw:start-glue-point="8" draw:end-shape="id20" draw:end-glue-point="4" svg:d="m7667 11662 522 829">
          <text:p/>
        </draw:connector>
        <draw:custom-shape draw:style-name="gr1" draw:text-style-name="P1" draw:id="id20" draw:layer="layout" svg:width="0.338cm" svg:height="0.297cm" svg:x="8.02cm" svg:y="12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189cm" svg:y1="12.788cm" svg:x2="8.189cm" svg:y2="13.543cm" draw:start-shape="id20" draw:start-glue-point="8" draw:end-shape="id21" draw:end-glue-point="4" svg:d="m8189 12788v755">
          <text:p/>
        </draw:connector>
        <draw:custom-shape draw:style-name="gr1" draw:text-style-name="P1" draw:id="id22" draw:layer="layout" svg:width="0.339cm" svg:height="0.297cm" svg:x="3.918cm" svg:y="16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0.339cm" svg:height="0.296cm" svg:x="6.079cm" svg:y="17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339cm" svg:height="0.296cm" svg:x="2.198cm" svg:y="17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2cm" svg:y1="14.914cm" svg:x2="4.087cm" svg:y2="16.007cm" draw:start-shape="id12" draw:start-glue-point="8" draw:end-shape="id22" draw:end-glue-point="4" svg:d="m5552 14914-1465 1093">
          <text:p/>
        </draw:connector>
        <draw:connector draw:style-name="gr2" draw:text-style-name="P1" draw:layer="layout" draw:type="line" svg:x1="4.087cm" svg:y1="16.304cm" svg:x2="6.248cm" svg:y2="17.163cm" draw:start-shape="id22" draw:start-glue-point="8" draw:end-shape="id23" draw:end-glue-point="4" svg:d="m4087 16304 2161 859">
          <text:p/>
        </draw:connector>
        <draw:connector draw:style-name="gr2" draw:text-style-name="P1" draw:layer="layout" draw:type="line" svg:x1="4.087cm" svg:y1="16.304cm" svg:x2="2.367cm" svg:y2="17.163cm" draw:start-shape="id22" draw:start-glue-point="8" draw:end-shape="id24" draw:end-glue-point="4" svg:d="m4087 16304-1720 859">
          <text:p/>
        </draw:connector>
        <draw:custom-shape draw:style-name="gr1" draw:text-style-name="P1" draw:id="id25" draw:layer="layout" svg:width="0.339cm" svg:height="0.297cm" svg:x="6.811cm" svg:y="18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0.339cm" svg:height="0.297cm" svg:x="5.341cm" svg:y="18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7" draw:layer="layout" svg:width="0.338cm" svg:height="0.297cm" svg:x="6.081cm" svg:y="19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8" draw:layer="layout" svg:width="0.338cm" svg:height="0.297cm" svg:x="4.606cm" svg:y="19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248cm" svg:y1="17.459cm" svg:x2="6.98cm" svg:y2="18.504cm" draw:start-shape="id23" draw:start-glue-point="8" draw:end-shape="id25" draw:end-glue-point="4" svg:d="m6248 17459 732 1045">
          <text:p/>
        </draw:connector>
        <draw:connector draw:style-name="gr2" draw:text-style-name="P1" draw:layer="layout" draw:type="line" svg:x1="6.248cm" svg:y1="17.459cm" svg:x2="5.51cm" svg:y2="18.505cm" draw:start-shape="id23" draw:start-glue-point="8" draw:end-shape="id26" draw:end-glue-point="4" svg:d="m6248 17459-738 1046">
          <text:p/>
        </draw:connector>
        <draw:connector draw:style-name="gr2" draw:text-style-name="P1" draw:layer="layout" draw:type="line" svg:x1="5.51cm" svg:y1="18.802cm" svg:x2="6.25cm" svg:y2="19.927cm" draw:start-shape="id26" draw:start-glue-point="8" draw:end-shape="id27" draw:end-glue-point="4" svg:d="m5510 18802 740 1125">
          <text:p/>
        </draw:connector>
        <draw:connector draw:style-name="gr2" draw:text-style-name="P1" draw:layer="layout" draw:type="line" svg:x1="5.51cm" svg:y1="18.802cm" svg:x2="4.775cm" svg:y2="19.928cm" draw:start-shape="id26" draw:start-glue-point="8" draw:end-shape="id28" draw:end-glue-point="4" svg:d="m5510 18802-735 1126">
          <text:p/>
        </draw:connector>
        <draw:custom-shape draw:style-name="gr1" draw:text-style-name="P1" draw:id="id29" draw:layer="layout" svg:width="0.338cm" svg:height="0.297cm" svg:x="6.778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667cm" svg:y1="11.662cm" svg:x2="6.947cm" svg:y2="12.492cm" draw:start-shape="id19" draw:start-glue-point="8" draw:end-shape="id29" draw:end-glue-point="4" svg:d="m7667 11662-720 830">
          <text:p/>
        </draw:connector>
        <draw:custom-shape draw:style-name="gr1" draw:text-style-name="P1" draw:id="id31" draw:layer="layout" svg:width="0.338cm" svg:height="0.297cm" svg:x="17.662cm" svg:y="10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0.338cm" svg:height="0.297cm" svg:x="13.462cm" svg:y="10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2" draw:layer="layout" svg:width="0.338cm" svg:height="0.296cm" svg:x="13.44cm" svg:y="11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3" draw:layer="layout" svg:width="0.338cm" svg:height="0.297cm" svg:x="12.667cm" svg:y="1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4" draw:layer="layout" svg:width="0.338cm" svg:height="0.297cm" svg:x="13.749cm" svg:y="12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5" draw:layer="layout" svg:width="0.339cm" svg:height="0.296cm" svg:x="12.683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823cm" svg:y1="9.525cm" svg:x2="13.631cm" svg:y2="10.221cm" draw:start-shape="id15" draw:start-glue-point="8" draw:end-shape="id30" draw:end-glue-point="4" svg:d="m14823 9525-1192 696">
          <text:p/>
        </draw:connector>
        <draw:connector draw:style-name="gr2" draw:text-style-name="P1" draw:layer="layout" draw:type="line" svg:x1="14.823cm" svg:y1="9.525cm" svg:x2="17.831cm" svg:y2="10.221cm" draw:start-shape="id15" draw:start-glue-point="8" draw:end-shape="id31" draw:end-glue-point="4" svg:d="m14823 9525 3008 696">
          <text:p/>
        </draw:connector>
        <draw:connector draw:style-name="gr2" draw:text-style-name="P1" draw:layer="layout" draw:type="line" svg:x1="13.631cm" svg:y1="10.518cm" svg:x2="13.609cm" svg:y2="11.422cm" draw:start-shape="id30" draw:start-glue-point="8" draw:end-shape="id32" draw:end-glue-point="4" svg:d="m13631 10518-22 904">
          <text:p/>
        </draw:connector>
        <draw:connector draw:style-name="gr2" draw:text-style-name="P1" draw:layer="layout" draw:type="line" svg:x1="13.609cm" svg:y1="11.718cm" svg:x2="12.836cm" svg:y2="12.492cm" draw:start-shape="id32" draw:start-glue-point="8" draw:end-shape="id33" draw:end-glue-point="4" svg:d="m13609 11718-773 774">
          <text:p/>
        </draw:connector>
        <draw:connector draw:style-name="gr2" draw:text-style-name="P1" draw:layer="layout" draw:type="line" svg:x1="13.489cm" svg:y1="11.675cm" svg:x2="13.918cm" svg:y2="12.493cm" draw:start-shape="id32" draw:start-glue-point="7" draw:end-shape="id34" draw:end-glue-point="4" svg:d="m13489 11675 429 818">
          <text:p/>
        </draw:connector>
        <draw:custom-shape draw:style-name="gr1" draw:text-style-name="P1" draw:id="id36" draw:layer="layout" svg:width="0.338cm" svg:height="0.296cm" svg:x="15.398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7" draw:layer="layout" svg:width="0.339cm" svg:height="0.296cm" svg:x="12.685cm" svg:y="1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8" draw:layer="layout" svg:width="0.338cm" svg:height="0.296cm" svg:x="14.057cm" svg:y="1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9" draw:layer="layout" svg:width="0.338cm" svg:height="0.296cm" svg:x="16.239cm" svg:y="1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0" draw:layer="layout" svg:width="0.338cm" svg:height="0.296cm" svg:x="14.058cm" svg:y="15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918cm" svg:y1="12.79cm" svg:x2="12.852cm" svg:y2="13.543cm" draw:start-shape="id34" draw:start-glue-point="8" draw:end-shape="id35" draw:end-glue-point="4" svg:d="m13918 12790-1066 753">
          <text:p/>
        </draw:connector>
        <draw:connector draw:style-name="gr2" draw:text-style-name="P1" draw:layer="layout" draw:type="line" svg:x1="13.918cm" svg:y1="12.79cm" svg:x2="15.567cm" svg:y2="13.543cm" draw:start-shape="id34" draw:start-glue-point="8" draw:end-shape="id36" draw:end-glue-point="4" svg:d="m13918 12790 1649 753">
          <text:p/>
        </draw:connector>
        <draw:connector draw:style-name="gr2" draw:text-style-name="P1" draw:layer="layout" draw:type="line" svg:x1="12.852cm" svg:y1="13.839cm" svg:x2="12.854cm" svg:y2="14.682cm" draw:start-shape="id35" draw:start-glue-point="8" draw:end-shape="id37" draw:end-glue-point="4" svg:d="m12852 13839 2 843">
          <text:p/>
        </draw:connector>
        <draw:connector draw:style-name="gr2" draw:text-style-name="P1" draw:layer="layout" draw:type="line" svg:x1="15.567cm" svg:y1="13.839cm" svg:x2="14.226cm" svg:y2="14.682cm" draw:start-shape="id36" draw:start-glue-point="8" draw:end-shape="id38" draw:end-glue-point="4" svg:d="m15567 13839-1341 843">
          <text:p/>
        </draw:connector>
        <draw:connector draw:style-name="gr2" draw:text-style-name="P1" draw:layer="layout" draw:type="line" svg:x1="15.567cm" svg:y1="13.839cm" svg:x2="16.408cm" svg:y2="14.682cm" draw:start-shape="id36" draw:start-glue-point="8" draw:end-shape="id39" draw:end-glue-point="4" svg:d="m15567 13839 841 843">
          <text:p/>
        </draw:connector>
        <draw:connector draw:style-name="gr2" draw:text-style-name="P1" draw:layer="layout" draw:type="line" svg:x1="14.226cm" svg:y1="14.978cm" svg:x2="14.227cm" svg:y2="15.924cm" draw:start-shape="id38" draw:start-glue-point="8" draw:end-shape="id40" draw:end-glue-point="4" svg:d="m14226 14978 1 946">
          <text:p/>
        </draw:connector>
        <draw:custom-shape draw:style-name="gr1" draw:text-style-name="P1" draw:id="id41" draw:layer="layout" svg:width="0.338cm" svg:height="0.296cm" svg:x="13.521cm" svg:y="17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2" draw:layer="layout" svg:width="0.338cm" svg:height="0.296cm" svg:x="14.392cm" svg:y="17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4" draw:layer="layout" svg:width="0.338cm" svg:height="0.296cm" svg:x="14.35cm" svg:y="18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3" draw:layer="layout" svg:width="0.338cm" svg:height="0.296cm" svg:x="15.827cm" svg:y="18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227cm" svg:y1="16.22cm" svg:x2="13.69cm" svg:y2="17.062cm" draw:start-shape="id40" draw:start-glue-point="8" draw:end-shape="id41" draw:end-glue-point="4" svg:d="m14227 16220-537 842">
          <text:p/>
        </draw:connector>
        <draw:connector draw:style-name="gr2" draw:text-style-name="P1" draw:layer="layout" draw:type="line" svg:x1="14.227cm" svg:y1="16.22cm" svg:x2="14.561cm" svg:y2="17.062cm" draw:start-shape="id40" draw:start-glue-point="8" draw:end-shape="id42" draw:end-glue-point="4" svg:d="m14227 16220 334 842">
          <text:p/>
        </draw:connector>
        <draw:connector draw:style-name="gr2" draw:text-style-name="P1" draw:layer="layout" draw:type="line" svg:x1="14.561cm" svg:y1="17.358cm" svg:x2="15.996cm" svg:y2="18.304cm" draw:start-shape="id42" draw:start-glue-point="8" draw:end-shape="id43" draw:end-glue-point="4" svg:d="m14561 17358 1435 946">
          <text:p/>
        </draw:connector>
        <draw:connector draw:style-name="gr2" draw:text-style-name="P1" draw:layer="layout" draw:type="line" svg:x1="14.561cm" svg:y1="17.358cm" svg:x2="14.519cm" svg:y2="18.304cm" draw:start-shape="id42" draw:start-glue-point="8" draw:end-shape="id44" draw:end-glue-point="4" svg:d="m14561 17358-42 946">
          <text:p/>
        </draw:connector>
        <draw:custom-shape draw:style-name="gr1" draw:text-style-name="P1" draw:id="id45" draw:layer="layout" svg:width="0.339cm" svg:height="0.296cm" svg:x="13.613cm" svg:y="19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6" draw:layer="layout" svg:width="0.338cm" svg:height="0.296cm" svg:x="14.69cm" svg:y="19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519cm" svg:y1="18.6cm" svg:x2="13.782cm" svg:y2="19.442cm" draw:start-shape="id44" draw:start-glue-point="8" draw:end-shape="id45" draw:end-glue-point="4" svg:d="m14519 18600-737 842">
          <text:p/>
        </draw:connector>
        <draw:connector draw:style-name="gr2" draw:text-style-name="P1" draw:layer="layout" draw:type="line" svg:x1="14.519cm" svg:y1="18.6cm" svg:x2="14.859cm" svg:y2="19.442cm" draw:start-shape="id44" draw:start-glue-point="8" draw:end-shape="id46" draw:end-glue-point="4" svg:d="m14519 18600 340 842">
          <text:p/>
        </draw:connector>
        <draw:custom-shape draw:style-name="gr1" draw:text-style-name="P1" draw:id="id47" draw:layer="layout" svg:width="0.338cm" svg:height="0.296cm" svg:x="14.459cm" svg:y="20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8" draw:layer="layout" svg:width="0.338cm" svg:height="0.296cm" svg:x="15.83cm" svg:y="20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9" draw:layer="layout" svg:width="0.338cm" svg:height="0.296cm" svg:x="13.833cm" svg:y="21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0" draw:layer="layout" svg:width="0.338cm" svg:height="0.296cm" svg:x="15.204cm" svg:y="21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1" draw:layer="layout" svg:width="0.338cm" svg:height="0.296cm" svg:x="13.834cm" svg:y="2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859cm" svg:y1="19.738cm" svg:x2="14.628cm" svg:y2="20.581cm" draw:start-shape="id46" draw:start-glue-point="8" draw:end-shape="id47" draw:end-glue-point="4" svg:d="m14859 19738-231 843">
          <text:p/>
        </draw:connector>
        <draw:connector draw:style-name="gr2" draw:text-style-name="P1" draw:layer="layout" draw:type="line" svg:x1="14.859cm" svg:y1="19.738cm" svg:x2="15.999cm" svg:y2="20.581cm" draw:start-shape="id46" draw:start-glue-point="8" draw:end-shape="id48" draw:end-glue-point="4" svg:d="m14859 19738 1140 843">
          <text:p/>
        </draw:connector>
        <draw:connector draw:style-name="gr2" draw:text-style-name="P1" draw:layer="layout" draw:type="line" svg:x1="14.628cm" svg:y1="20.877cm" svg:x2="14.002cm" svg:y2="21.823cm" draw:start-shape="id47" draw:start-glue-point="8" draw:end-shape="id49" draw:end-glue-point="4" svg:d="m14628 20877-626 946">
          <text:p/>
        </draw:connector>
        <draw:connector draw:style-name="gr2" draw:text-style-name="P1" draw:layer="layout" draw:type="line" svg:x1="14.628cm" svg:y1="20.877cm" svg:x2="15.373cm" svg:y2="21.823cm" draw:start-shape="id47" draw:start-glue-point="8" draw:end-shape="id50" draw:end-glue-point="4" svg:d="m14628 20877 745 946">
          <text:p/>
        </draw:connector>
        <draw:connector draw:style-name="gr2" draw:text-style-name="P1" draw:layer="layout" draw:type="line" svg:x1="14.002cm" svg:y1="22.119cm" svg:x2="14.003cm" svg:y2="22.961cm" draw:start-shape="id49" draw:start-glue-point="8" draw:end-shape="id51" draw:end-glue-point="4" svg:d="m14002 22119 1 842">
          <text:p/>
        </draw:connector>
        <draw:frame draw:style-name="gr3" draw:text-style-name="P2" draw:layer="layout" svg:width="1.974cm" svg:height="0.894cm" svg:x="12.426cm" svg:y="23.106cm">
          <draw:text-box>
            <text:p text:style-name="P2"><text:span text:style-name="T1">ScanDSM</text:span></text:p>
            <text:p text:style-name="P2"><text:span text:style-name="T1">(r_name)</text:span></text:p>
          </draw:text-box>
        </draw:frame>
        <draw:frame draw:style-name="gr3" draw:text-style-name="P2" draw:layer="layout" svg:width="2.5cm" svg:height="0.894cm" svg:x="14.2cm" svg:y="22.106cm">
          <draw:text-box>
            <text:p text:style-name="P2"><text:span text:style-name="T1">ScanDSM</text:span></text:p>
            <text:p text:style-name="P2"><text:span text:style-name="T1">(r_regionkey)</text:span></text:p>
          </draw:text-box>
        </draw:frame>
        <draw:frame draw:style-name="gr3" draw:text-style-name="P2" draw:layer="layout" svg:width="3.5cm" svg:height="0.894cm" svg:x="10.5cm" svg:y="21.606cm">
          <draw:text-box>
            <text:p text:style-name="P2"><text:span text:style-name="T1">SelectBitOut</text:span></text:p>
            <text:p text:style-name="P2"><text:span text:style-name="T1">(r_name = 'AMERICA')</text:span></text:p>
          </draw:text-box>
        </draw:frame>
        <draw:frame draw:style-name="gr3" draw:text-style-name="P2" draw:layer="layout" svg:width="2.5cm" svg:height="0.894cm" svg:x="15.5cm" svg:y="20.606cm">
          <draw:text-box>
            <text:p text:style-name="P2"><text:span text:style-name="T1">ScanDSM</text:span></text:p>
            <text:p text:style-name="P2"><text:span text:style-name="T1">(n_regionkey)</text:span></text:p>
          </draw:text-box>
        </draw:frame>
        <draw:frame draw:style-name="gr3" draw:text-style-name="P2" draw:layer="layout" svg:width="2.5cm" svg:height="0.894cm" svg:x="11.7cm" svg:y="19.4cm">
          <draw:text-box>
            <text:p text:style-name="P2"><text:span text:style-name="T1">ScanDSM</text:span></text:p>
            <text:p text:style-name="P2"><text:span text:style-name="T1">(n_nationkey)</text:span></text:p>
          </draw:text-box>
        </draw:frame>
        <draw:frame draw:style-name="gr4" draw:text-style-name="P2" draw:layer="layout" svg:width="2cm" svg:height="0.535cm" svg:x="12.8cm" svg:y="20.6cm">
          <draw:text-box>
            <text:p text:style-name="P2"><text:span text:style-name="T1">BitFilter</text:span></text:p>
          </draw:text-box>
        </draw:frame>
        <draw:frame draw:style-name="gr3" draw:text-style-name="P2" draw:layer="layout" svg:width="4.5cm" svg:height="0.894cm" svg:x="14.737cm" svg:y="19.2cm">
          <draw:text-box>
            <text:p text:style-name="P2"><text:span text:style-name="T1">JoinIndex_OneHash</text:span></text:p>
            <text:p text:style-name="P2"><text:span text:style-name="T1">(r_regionkey = n_regionkey)</text:span></text:p>
          </draw:text-box>
        </draw:frame>
        <draw:frame draw:style-name="gr3" draw:text-style-name="P2" draw:layer="layout" svg:width="2.5cm" svg:height="0.894cm" svg:x="15.5cm" svg:y="18.206cm">
          <draw:text-box>
            <text:p text:style-name="P2"><text:span text:style-name="T1">ScanDSM</text:span></text:p>
            <text:p text:style-name="P2"><text:span text:style-name="T1">(c_nationkey)</text:span></text:p>
          </draw:text-box>
        </draw:frame>
        <draw:frame draw:style-name="gr3" draw:text-style-name="P2" draw:layer="layout" svg:width="6.1cm" svg:height="0.894cm" svg:x="8.8cm" svg:y="18cm">
          <draw:text-box>
            <text:p text:style-name="P2"><text:span text:style-name="T1">ScanFromJI</text:span></text:p>
            <text:p text:style-name="P2"><text:span text:style-name="T1">(n_nationkey.pos = n_regionkey.pos)</text:span></text:p>
          </draw:text-box>
        </draw:frame>
        <draw:frame draw:style-name="gr3" draw:text-style-name="P2" draw:layer="layout" svg:width="4.5cm" svg:height="0.894cm" svg:x="14.416cm" svg:y="16.779cm">
          <draw:text-box>
            <text:p text:style-name="P2"><text:span text:style-name="T1">JoinIndex_OneHash</text:span></text:p>
            <text:p text:style-name="P2"><text:span text:style-name="T1">(n_nationkey = c_nationkey)</text:span></text:p>
          </draw:text-box>
        </draw:frame>
        <draw:frame draw:style-name="gr3" draw:text-style-name="P2" draw:layer="layout" svg:width="2.5cm" svg:height="0.894cm" svg:x="11.5cm" svg:y="16.7cm">
          <draw:text-box>
            <text:p text:style-name="P2"><text:span text:style-name="T1">ScanDSM</text:span></text:p>
            <text:p text:style-name="P2"><text:span text:style-name="T1">(c_custkey)</text:span></text:p>
          </draw:text-box>
        </draw:frame>
        <draw:frame draw:style-name="gr3" draw:text-style-name="P2" draw:layer="layout" svg:width="5cm" svg:height="0.894cm" svg:x="14.021cm" svg:y="15.685cm">
          <draw:text-box>
            <text:p text:style-name="P2"><text:span text:style-name="T1">ScanFromJI</text:span></text:p>
            <text:p text:style-name="P2"><text:span text:style-name="T1">(c_custkey.pos = c_nation.pos)</text:span></text:p>
          </draw:text-box>
        </draw:frame>
        <draw:frame draw:style-name="gr3" draw:text-style-name="P2" draw:layer="layout" svg:width="2.5cm" svg:height="0.894cm" svg:x="16.1cm" svg:y="14.5cm">
          <draw:text-box>
            <text:p text:style-name="P2"><text:span text:style-name="T1">ScanDSM</text:span></text:p>
            <text:p text:style-name="P2"><text:span text:style-name="T1">(o_custkey)</text:span></text:p>
          </draw:text-box>
        </draw:frame>
        <draw:frame draw:style-name="gr3" draw:text-style-name="P2" draw:layer="layout" svg:width="2.5cm" svg:height="0.894cm" svg:x="13.9cm" svg:y="14.8cm">
          <draw:text-box>
            <text:p text:style-name="P2"><text:span text:style-name="T1">Projection</text:span></text:p>
            <text:p text:style-name="P2"><text:span text:style-name="T1">(c_custkey)</text:span></text:p>
          </draw:text-box>
        </draw:frame>
        <draw:frame draw:style-name="gr3" draw:text-style-name="P2" draw:layer="layout" svg:width="4.5cm" svg:height="0.894cm" svg:x="15.1cm" svg:y="13.306cm">
          <draw:text-box>
            <text:p text:style-name="P2"><text:span text:style-name="T1">JoinIndex_OneHash</text:span></text:p>
            <text:p text:style-name="P2"><text:span text:style-name="T1">(c_custkey = o_custkey)</text:span></text:p>
          </draw:text-box>
        </draw:frame>
        <draw:frame draw:style-name="gr3" draw:text-style-name="P2" draw:layer="layout" svg:width="2.5cm" svg:height="0.894cm" svg:x="11.6cm" svg:y="14.8cm">
          <draw:text-box>
            <text:p text:style-name="P2"><text:span text:style-name="T1">ScanDSM</text:span></text:p>
            <text:p text:style-name="P2"><text:span text:style-name="T1">(o_orderdate)</text:span></text:p>
          </draw:text-box>
        </draw:frame>
        <draw:frame draw:style-name="gr5" draw:text-style-name="P2" draw:layer="layout" svg:width="3.5cm" svg:height="1.387cm" svg:x="9.6cm" svg:y="13.397cm">
          <draw:text-box>
            <text:p text:style-name="P2"><text:span text:style-name="T2">Select</text:span></text:p>
            <text:p text:style-name="P2"><text:span text:style-name="T1">(o_orderdate between '1995-01-01' and '1996-12-31')</text:span></text:p>
          </draw:text-box>
        </draw:frame>
        <draw:frame draw:style-name="gr3" draw:text-style-name="P2" draw:layer="layout" svg:width="6.1cm" svg:height="0.894cm" svg:x="13.5cm" svg:y="12.106cm">
          <draw:text-box>
            <text:p text:style-name="P2"><text:span text:style-name="T1">ScanFromJI</text:span></text:p>
            <text:p text:style-name="P2"><text:span text:style-name="T1">(o_orderdate.pos = o_custkey.pos)</text:span></text:p>
          </draw:text-box>
        </draw:frame>
        <draw:frame draw:style-name="gr3" draw:text-style-name="P2" draw:layer="layout" svg:width="2.5cm" svg:height="0.894cm" svg:x="10.7cm" svg:y="12.4cm">
          <draw:text-box>
            <text:p text:style-name="P2"><text:span text:style-name="T1">ScanDSM</text:span></text:p>
            <text:p text:style-name="P2"><text:span text:style-name="T1">(o_orderkey)</text:span></text:p>
          </draw:text-box>
        </draw:frame>
        <draw:frame draw:style-name="gr3" draw:text-style-name="P2" draw:layer="layout" svg:width="6.1cm" svg:height="0.894cm" svg:x="13cm" svg:y="11.106cm">
          <draw:text-box>
            <text:p text:style-name="P2"><text:span text:style-name="T1">ScanFromJI</text:span></text:p>
            <text:p text:style-name="P2"><text:span text:style-name="T1">(o_orderkey.pos = o_custkey.pos)</text:span></text:p>
          </draw:text-box>
        </draw:frame>
        <draw:frame draw:style-name="gr3" draw:text-style-name="P2" draw:layer="layout" svg:width="4.5cm" svg:height="0.894cm" svg:x="9.6cm" svg:y="10.106cm">
          <draw:text-box>
            <text:p text:style-name="P2"><text:span text:style-name="T1">Projection</text:span></text:p>
            <text:p text:style-name="P2"><text:span text:style-name="T1">(o_orderkey, o_orderdate)</text:span></text:p>
          </draw:text-box>
        </draw:frame>
        <draw:frame draw:style-name="gr3" draw:text-style-name="P2" draw:layer="layout" svg:width="2.5cm" svg:height="0.894cm" svg:x="15.8cm" svg:y="10.1cm">
          <draw:text-box>
            <text:p text:style-name="P2"><text:span text:style-name="T1">ScanDSM</text:span></text:p>
            <text:p text:style-name="P2"><text:span text:style-name="T1">(l_orderkey)</text:span></text:p>
          </draw:text-box>
        </draw:frame>
        <draw:frame draw:style-name="gr3" draw:text-style-name="P2" draw:layer="layout" svg:width="4.5cm" svg:height="0.894cm" svg:x="14.7cm" svg:y="8.806cm">
          <draw:text-box>
            <text:p text:style-name="P2"><text:span text:style-name="T1">JoinIndex_OneHash</text:span></text:p>
            <text:p text:style-name="P2"><text:span text:style-name="T1">(n_nationkey = c_nationkey)</text:span></text:p>
          </draw:text-box>
        </draw:frame>
        <draw:frame draw:style-name="gr3" draw:text-style-name="P2" draw:layer="layout" svg:width="1.974cm" svg:height="0.894cm" svg:x="7.1cm" svg:y="13.8cm">
          <draw:text-box>
            <text:p text:style-name="P2"><text:span text:style-name="T1">ScanDSM</text:span></text:p>
            <text:p text:style-name="P2"><text:span text:style-name="T1">(p_type)</text:span></text:p>
          </draw:text-box>
        </draw:frame>
        <draw:frame draw:style-name="gr3" draw:text-style-name="P2" draw:layer="layout" svg:width="3.5cm" svg:height="1.103cm" svg:x="7.742cm" svg:y="12.397cm">
          <draw:text-box>
            <text:p text:style-name="P2"><text:span text:style-name="T1">SelectBitOut</text:span></text:p>
            <text:p text:style-name="P2"><text:span text:style-name="T1">(p_type = 'ECONOMY ANODIZED STEEL')</text:span></text:p>
          </draw:text-box>
        </draw:frame>
        <draw:frame draw:style-name="gr3" draw:text-style-name="P2" draw:layer="layout" svg:width="2.474cm" svg:height="0.894cm" svg:x="5.7cm" svg:y="12.7cm">
          <draw:text-box>
            <text:p text:style-name="P2"><text:span text:style-name="T1">ScanDSM</text:span></text:p>
            <text:p text:style-name="P2"><text:span text:style-name="T1">(p_partkey)</text:span></text:p>
          </draw:text-box>
        </draw:frame>
        <draw:frame draw:style-name="gr4" draw:text-style-name="P2" draw:layer="layout" svg:width="2cm" svg:height="0.535cm" svg:x="5.84cm" svg:y="11.365cm">
          <draw:text-box>
            <text:p text:style-name="P2"><text:span text:style-name="T1">BitFilter</text:span></text:p>
          </draw:text-box>
        </draw:frame>
        <draw:frame draw:style-name="gr3" draw:text-style-name="P2" draw:layer="layout" svg:width="2.5cm" svg:height="0.894cm" svg:x="9.1cm" svg:y="11.306cm">
          <draw:text-box>
            <text:p text:style-name="P2"><text:span text:style-name="T1">ScanDSM</text:span></text:p>
            <text:p text:style-name="P2"><text:span text:style-name="T1">(l_partkey)</text:span></text:p>
          </draw:text-box>
        </draw:frame>
        <draw:frame draw:style-name="gr3" draw:text-style-name="P2" draw:layer="layout" svg:width="4.5cm" svg:height="0.894cm" svg:x="5.5cm" svg:y="9.606cm">
          <draw:text-box>
            <text:p text:style-name="P2"><text:span text:style-name="T1">JoinIndex_OneHash</text:span></text:p>
            <text:p text:style-name="P2"><text:span text:style-name="T1">(p_partkey = l_partkey)</text:span></text:p>
          </draw:text-box>
        </draw:frame>
        <draw:frame draw:style-name="gr3" draw:text-style-name="P2" draw:layer="layout" svg:width="2.5cm" svg:height="0.894cm" svg:x="9.16cm" svg:y="9.106cm">
          <draw:text-box>
            <text:p text:style-name="P2"><text:span text:style-name="T1">Projection</text:span></text:p>
            <text:p text:style-name="P2"><text:span text:style-name="T1">(l_partkey)</text:span></text:p>
          </draw:text-box>
        </draw:frame>
        <draw:frame draw:style-name="gr3" draw:text-style-name="P2" draw:layer="layout" svg:width="6.1cm" svg:height="0.894cm" svg:x="12.9cm" svg:y="7.7cm">
          <draw:text-box>
            <text:p text:style-name="P2"><text:span text:style-name="T1">ScanFromJI</text:span></text:p>
            <text:p text:style-name="P2"><text:span text:style-name="T1">(l_partkey.pos = l_orderkey.pos)</text:span></text:p>
          </draw:text-box>
        </draw:frame>
        <draw:frame draw:style-name="gr3" draw:text-style-name="P2" draw:layer="layout" svg:width="2.5cm" svg:height="0.894cm" svg:x="3.4cm" svg:y="20.106cm">
          <draw:text-box>
            <text:p text:style-name="P2"><text:span text:style-name="T1">ScanDSM</text:span></text:p>
            <text:p text:style-name="P2"><text:span text:style-name="T1">(n_nationkey)</text:span></text:p>
          </draw:text-box>
        </draw:frame>
        <draw:frame draw:style-name="gr3" draw:text-style-name="P2" draw:layer="layout" svg:width="2.5cm" svg:height="0.894cm" svg:x="5.3cm" svg:y="20.106cm">
          <draw:text-box>
            <text:p text:style-name="P2"><text:span text:style-name="T1">ScanDSM</text:span></text:p>
            <text:p text:style-name="P2"><text:span text:style-name="T1">(n_name)</text:span></text:p>
          </draw:text-box>
        </draw:frame>
        <draw:frame draw:style-name="gr3" draw:text-style-name="P2" draw:layer="layout" svg:width="4.3cm" svg:height="1.103cm" svg:x="1.8cm" svg:y="18.206cm">
          <draw:text-box>
            <text:p text:style-name="P2"><text:span text:style-name="T1">ScanFromJI</text:span></text:p>
            <text:p text:style-name="P2"><text:span text:style-name="T1">(n_nationkey.pos = n_name.pos)</text:span></text:p>
          </draw:text-box>
        </draw:frame>
        <draw:frame draw:style-name="gr3" draw:text-style-name="P2" draw:layer="layout" svg:width="2.5cm" svg:height="0.894cm" svg:x="6.4cm" svg:y="18.606cm">
          <draw:text-box>
            <text:p text:style-name="P2"><text:span text:style-name="T1">ScanDSM</text:span></text:p>
            <text:p text:style-name="P2"><text:span text:style-name="T1">(s_nationkey)</text:span></text:p>
          </draw:text-box>
        </draw:frame>
        <draw:frame draw:style-name="gr3" draw:text-style-name="P2" draw:layer="layout" svg:width="4.5cm" svg:height="0.894cm" svg:x="6.1cm" svg:y="16.906cm">
          <draw:text-box>
            <text:p text:style-name="P2"><text:span text:style-name="T1">JoinIndex_OneHash</text:span></text:p>
            <text:p text:style-name="P2"><text:span text:style-name="T1">(n_nationkey = s_nationkey)</text:span></text:p>
          </draw:text-box>
        </draw:frame>
        <draw:frame draw:style-name="gr3" draw:text-style-name="P2" draw:layer="layout" svg:width="2.5cm" svg:height="0.894cm" svg:x="1.2cm" svg:y="17.3cm">
          <draw:text-box>
            <text:p text:style-name="P2"><text:span text:style-name="T1">ScanDSM</text:span></text:p>
            <text:p text:style-name="P2"><text:span text:style-name="T1">(s_suppkey)</text:span></text:p>
          </draw:text-box>
        </draw:frame>
        <draw:frame draw:style-name="gr3" draw:text-style-name="P2" draw:layer="layout" svg:width="4.3cm" svg:height="1.103cm" svg:x="0.7cm" svg:y="15.1cm">
          <draw:text-box>
            <text:p text:style-name="P2"><text:span text:style-name="T1">ScanFromJI</text:span></text:p>
            <text:p text:style-name="P2"><text:span text:style-name="T1">(s_suppkey.pos = s_nationkey.pos)</text:span></text:p>
          </draw:text-box>
        </draw:frame>
        <draw:frame draw:style-name="gr3" draw:text-style-name="P2" draw:layer="layout" svg:width="2.2cm" svg:height="0.894cm" svg:x="7.2cm" svg:y="15.9cm">
          <draw:text-box>
            <text:p text:style-name="P2"><text:span text:style-name="T1">ScanDSM</text:span></text:p>
            <text:p text:style-name="P2"><text:span text:style-name="T1">(l_suppkey)</text:span></text:p>
          </draw:text-box>
        </draw:frame>
        <draw:frame draw:style-name="gr3" draw:text-style-name="P2" draw:layer="layout" svg:width="4.5cm" svg:height="0.894cm" svg:x="1.5cm" svg:y="13.9cm">
          <draw:text-box>
            <text:p text:style-name="P2"><text:span text:style-name="T1">JoinIndex_OneHash</text:span></text:p>
            <text:p text:style-name="P2"><text:span text:style-name="T1">(s_suppkey = l_suppkey)</text:span></text:p>
          </draw:text-box>
        </draw:frame>
        <draw:frame draw:style-name="gr3" draw:text-style-name="P2" draw:layer="layout" svg:width="3.5cm" svg:height="0.894cm" svg:x="2.4cm" svg:y="8.5cm">
          <draw:text-box>
            <text:p text:style-name="P2"><text:span text:style-name="T1">Projection</text:span></text:p>
            <text:p text:style-name="P2"><text:span text:style-name="T1">(l_suppkey, n_name)</text:span></text:p>
          </draw:text-box>
        </draw:frame>
        <draw:frame draw:style-name="gr3" draw:text-style-name="P2" draw:layer="layout" svg:width="6cm" svg:height="0.894cm" svg:x="10cm" svg:y="6.8cm">
          <draw:text-box>
            <text:p text:style-name="P2"><text:span text:style-name="T1">ScanFromJI</text:span></text:p>
            <text:p text:style-name="P2"><text:span text:style-name="T1">(l_suppkey.pos = l_orderkey.pos)</text:span></text:p>
          </draw:text-box>
        </draw:frame>
        <draw:frame draw:style-name="gr3" draw:text-style-name="P2" draw:layer="layout" svg:width="3.3cm" svg:height="0.894cm" svg:x="4.1cm" svg:y="7.5cm">
          <draw:text-box>
            <text:p text:style-name="P2"><text:span text:style-name="T1">ScanDSM</text:span></text:p>
            <text:p text:style-name="P2"><text:span text:style-name="T1">(l_extendedprice)</text:span></text:p>
          </draw:text-box>
        </draw:frame>
        <draw:frame draw:style-name="gr3" draw:text-style-name="P2" draw:layer="layout" svg:width="3.3cm" svg:height="0.894cm" svg:x="1.3cm" svg:y="6.937cm">
          <draw:text-box>
            <text:p text:style-name="P2"><text:span text:style-name="T1">ScanDSM</text:span></text:p>
            <text:p text:style-name="P2"><text:span text:style-name="T1">(l_discount)</text:span></text:p>
          </draw:text-box>
        </draw:frame>
        <draw:frame draw:style-name="gr3" draw:text-style-name="P2" draw:layer="layout" svg:width="6cm" svg:height="0.894cm" svg:x="6cm" svg:y="6.2cm">
          <draw:text-box>
            <text:p text:style-name="P2"><text:span text:style-name="T1">ScanFromJI</text:span></text:p>
            <text:p text:style-name="P2"><text:span text:style-name="T1">(l_extendedprice</text:span><text:span text:style-name="T1">.pos = l_orderkey.pos)</text:span></text:p>
          </draw:text-box>
        </draw:frame>
        <draw:frame draw:style-name="gr3" draw:text-style-name="P2" draw:layer="layout" svg:width="6cm" svg:height="0.894cm" svg:x="4.2cm" svg:y="5.5cm">
          <draw:text-box>
            <text:p text:style-name="P2"><text:span text:style-name="T1">ScanFromJI</text:span></text:p>
            <text:p text:style-name="P2"><text:span text:style-name="T1">(l_discount</text:span><text:span text:style-name="T1">.pos = l_orderkey.pos)</text:span></text:p>
          </draw:text-box>
        </draw:frame>
        <draw:frame draw:style-name="gr6" draw:text-style-name="P3" draw:layer="layout" svg:width="3cm" svg:height="0.819cm" svg:x="4.4cm" svg:y="4.8cm">
          <draw:text-box>
            <text:p text:style-name="P3"><text:span text:style-name="T2">Extract</text:span></text:p>
            <text:p text:style-name="P3"><text:span text:style-name="T2">(o_orderdate : y)</text:span></text:p>
          </draw:text-box>
        </draw:frame>
        <draw:frame draw:style-name="gr5" draw:text-style-name="P3" draw:layer="layout" svg:width="8cm" svg:height="0.819cm" svg:x="4.3cm" svg:y="4.037cm">
          <draw:text-box>
            <text:p text:style-name="P3"><text:span text:style-name="T2">Projection</text:span></text:p>
            <text:p text:style-name="P3"><text:span text:style-name="T2">(o_orderdate, n_name, l_extendedprice, l_discount)</text:span></text:p>
          </draw:text-box>
        </draw:frame>
        <draw:frame draw:style-name="gr7" draw:text-style-name="P3" draw:layer="layout" svg:width="12.5cm" svg:height="1.1cm" svg:x="2.4cm" svg:y="3.2cm">
          <draw:text-box>
            <text:p text:style-name="P3"><text:span text:style-name="T1">Group</text:span><text:span text:style-name="T3">By</text:span></text:p>
            <text:p text:style-name="P3"><text:span text:style-name="T1">(o_orderdate : SUM{l_extendedprice * (1 - l_discount)})</text:span></text:p>
          </draw:text-box>
        </draw:frame>
        <draw:frame draw:style-name="gr7" draw:text-style-name="P3" draw:layer="layout" svg:width="4.5cm" svg:height="1.1cm" svg:x="3.4cm" svg:y="2.4cm">
          <draw:text-box>
            <text:p text:style-name="P3"><text:span text:style-name="T2">Sort</text:span></text:p>
            <text:p text:style-name="P3"><text:span text:style-name="T2">(o_orderdate)</text:span></text:p>
          </draw:text-box>
        </draw:frame>
        <draw:frame draw:style-name="gr4" draw:text-style-name="P3" draw:layer="layout" svg:width="1.5cm" svg:height="0.535cm" svg:x="4.5cm" svg:y="1.6cm">
          <draw:text-box>
            <text:p text:style-name="P3"><text:span text:style-name="T2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0T19:09:26</meta:creation-date>
    <dc:date>2011-11-10T23:09:37</dc:date>
    <dc:creator>fuku </dc:creator>
    <meta:editing-duration>PT04H00M11S</meta:editing-duration>
    <meta:editing-cycles>56</meta:editing-cycles>
    <meta:generator>OpenOffice.org/3.2$Unix OpenOffice.org_project/320m12$Build-9483</meta:generator>
    <meta:document-statistic meta:object-count="152"/>
  </office:meta>
</office:document-meta>
</file>